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68A000000E00F923AFEBD44B2D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dobe Blank" svg:font-family="'Adobe Blank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Mono" svg:font-family="'Droid Sans Mono', monospace, monospace, 'Droid Sans Fallback'"/>
    <style:font-face style:name="Ek Mukta" svg:font-family="'Ek Mukta'" style:font-family-generic="system" style:font-pitch="variable"/>
    <style:font-face style:name="Ek Mukta1" svg:font-family="'Ek Mukta'"/>
    <style:font-face style:name="Inter" svg:font-family="Inter" style:font-family-generic="roman" style:font-pitch="variable"/>
    <style:font-face style:name="Inter1" svg:font-family="Inter" style:font-adornments="SemiBold" style:font-pitch="variable"/>
    <style:font-face style:name="Inter2" svg:font-family="Inter" style:font-pitch="variable"/>
    <style:font-face style:name="Inter3" svg:font-family="Inter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Tabelle1" style:family="table">
      <style:table-properties style:width="8.107cm" fo:margin-left="-0.016cm" table:align="left"/>
    </style:style>
    <style:style style:name="Tabelle1.A" style:family="table-column">
      <style:table-column-properties style:column-width="8.107cm"/>
    </style:style>
    <style:style style:name="Tabelle1.A1" style:family="table-cell">
      <style:table-cell-properties fo:padding="0.097cm" fo:border-left="0.05pt solid #000000" fo:border-right="0.05pt solid #000000" fo:border-top="0.05pt solid #2a6099" fo:border-bottom="0.05pt solid #000000"/>
    </style:style>
    <style:style style:name="Tabelle1.2" style:family="table-row">
      <style:table-row-properties style:min-row-height="0.45cm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break-before="auto" fo:break-after="auto"/>
    </style:style>
    <style:style style:name="P2" style:family="paragraph" style:parent-style-name="normal">
      <style:paragraph-properties fo:margin-left="0cm" fo:margin-right="0cm" fo:text-indent="0cm" style:auto-text-indent="false" fo:break-before="auto" fo:break-after="auto"/>
      <style:text-properties fo:font-size="10pt" style:font-size-asian="10pt" style:font-size-complex="10pt"/>
    </style:style>
    <style:style style:name="P3" style:family="paragraph" style:parent-style-name="normal">
      <style:paragraph-properties fo:margin-left="6.985cm" fo:margin-right="0cm" fo:text-indent="0cm" style:auto-text-indent="false" fo:break-before="auto" fo:break-after="auto"/>
      <style:text-properties style:font-name="Inter" fo:font-size="10pt" fo:font-weight="bold" style:font-name-asian="Inter3" style:font-size-asian="10pt" style:font-weight-asian="bold" style:font-name-complex="Inter3" style:font-size-complex="10pt"/>
    </style:style>
    <style:style style:name="P4" style:family="paragraph" style:parent-style-name="normal">
      <style:paragraph-properties fo:margin-left="6.985cm" fo:margin-right="0cm" fo:text-indent="0cm" style:auto-text-indent="false"/>
      <style:text-properties style:font-name="Inter" fo:font-size="10pt" fo:font-weight="bold" style:font-name-asian="Inter3" style:font-size-asian="10pt" style:font-weight-asian="bold" style:font-name-complex="Inter3" style:font-size-complex="10pt"/>
    </style:style>
    <style:style style:name="P5" style:family="paragraph" style:parent-style-name="normal">
      <style:paragraph-properties fo:margin-left="0cm" fo:margin-right="0cm" fo:text-indent="0cm" style:auto-text-indent="false" fo:break-before="auto" fo:break-after="auto"/>
      <style:text-properties style:font-name="Inter" fo:font-size="10pt" style:font-name-asian="Inter3" style:font-size-asian="10pt" style:font-name-complex="Inter3" style:font-size-complex="10pt"/>
    </style:style>
    <style:style style:name="P6" style:family="paragraph" style:parent-style-name="normal">
      <style:paragraph-properties fo:margin-left="6.985cm" fo:margin-right="0cm" fo:text-indent="0cm" style:auto-text-indent="false" fo:break-before="auto" fo:break-after="auto"/>
      <style:text-properties style:font-name="Inter" fo:font-size="10pt" style:font-name-asian="Inter3" style:font-size-asian="10pt" style:font-name-complex="Inter3" style:font-size-complex="10pt"/>
    </style:style>
    <style:style style:name="P7" style:family="paragraph" style:parent-style-name="normal">
      <style:paragraph-properties fo:margin-left="8.89cm" fo:margin-right="0cm" fo:text-indent="0cm" style:auto-text-indent="false" fo:break-before="auto" fo:break-after="auto"/>
      <style:text-properties style:font-name="Inter" fo:font-size="10pt" style:font-name-asian="Inter3" style:font-size-asian="10pt" style:font-name-complex="Inter3" style:font-size-complex="10pt"/>
    </style:style>
    <style:style style:name="P8" style:family="paragraph" style:parent-style-name="normal">
      <style:paragraph-properties fo:margin-left="6.985cm" fo:margin-right="0cm" fo:text-indent="0cm" style:auto-text-indent="false"/>
    </style:style>
    <style:style style:name="P9" style:family="paragraph" style:parent-style-name="Heading_20_2">
      <style:paragraph-properties fo:margin-left="0cm" fo:margin-right="0cm" fo:text-indent="0cm" style:auto-text-indent="false"/>
      <style:text-properties style:font-name="Inter2" officeooo:paragraph-rsid="001313d5"/>
    </style:style>
    <style:style style:name="P10" style:family="paragraph" style:parent-style-name="Heading_20_2">
      <style:paragraph-properties fo:margin-left="0cm" fo:margin-right="0cm" fo:text-indent="0cm" style:auto-text-indent="false"/>
      <style:text-properties style:font-name="Inter2" officeooo:rsid="00174a2e" officeooo:paragraph-rsid="00174a2e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Inter2" officeooo:rsid="00174a2e" officeooo:paragraph-rsid="00174a2e"/>
    </style:style>
    <style:style style:name="P12" style:family="paragraph" style:parent-style-name="normal">
      <style:paragraph-properties fo:margin-left="0cm" fo:margin-right="0cm" fo:text-indent="0cm" style:auto-text-indent="false"/>
      <style:text-properties style:font-name="Inter2" officeooo:rsid="00174a2e" officeooo:paragraph-rsid="00174a2e"/>
    </style:style>
    <style:style style:name="P13" style:family="paragraph" style:parent-style-name="normal">
      <style:paragraph-properties fo:margin-left="0cm" fo:margin-right="0cm" fo:text-indent="0cm" style:auto-text-indent="false" fo:break-before="auto" fo:break-after="auto"/>
      <style:text-properties style:font-name="Inter2"/>
    </style:style>
    <style:style style:name="P14" style:family="paragraph" style:parent-style-name="normal">
      <style:paragraph-properties fo:margin-left="0cm" fo:margin-right="0cm" fo:text-indent="0cm" style:auto-text-indent="false"/>
      <style:text-properties style:font-name="Inter2"/>
    </style:style>
    <style:style style:name="P15" style:family="paragraph" style:parent-style-name="normal">
      <style:paragraph-properties fo:margin-left="0cm" fo:margin-right="0cm" fo:text-indent="0cm" style:auto-text-indent="false" fo:break-before="auto" fo:break-after="auto"/>
      <style:text-properties style:font-name="Inter2" officeooo:paragraph-rsid="001223f0"/>
    </style:style>
    <style:style style:name="P16" style:family="paragraph" style:parent-style-name="normal">
      <style:text-properties style:font-name="Inter2"/>
    </style:style>
    <style:style style:name="P17" style:family="paragraph" style:parent-style-name="normal">
      <style:text-properties style:font-name="Inter2" officeooo:rsid="001313d5" officeooo:paragraph-rsid="0014baa3"/>
    </style:style>
    <style:style style:name="P18" style:family="paragraph" style:parent-style-name="normal">
      <style:paragraph-properties fo:margin-left="0cm" fo:margin-right="0cm" fo:text-indent="0cm" style:auto-text-indent="false"/>
      <style:text-properties style:font-name="Inter2" officeooo:rsid="001313d5" officeooo:paragraph-rsid="0014baa3"/>
    </style:style>
    <style:style style:name="P19" style:family="paragraph" style:parent-style-name="normal">
      <style:paragraph-properties fo:margin-left="0cm" fo:margin-right="0cm" fo:text-indent="0cm" style:auto-text-indent="false" fo:break-before="auto" fo:break-after="auto"/>
      <style:text-properties style:font-name="Inter2" officeooo:paragraph-rsid="001f5453"/>
    </style:style>
    <style:style style:name="P20" style:family="paragraph" style:parent-style-name="Table_20_Contents">
      <style:paragraph-properties fo:text-align="start" style:justify-single-word="false"/>
      <style:text-properties fo:font-size="15pt" officeooo:rsid="001f4495" officeooo:paragraph-rsid="00174a2e" style:font-size-asian="15pt" style:font-size-complex="15pt"/>
    </style:style>
    <style:style style:name="P21" style:family="paragraph" style:parent-style-name="normal" style:master-page-name="First_20_Page">
      <style:paragraph-properties fo:margin-left="0cm" fo:margin-right="0cm" fo:text-indent="0cm" style:auto-text-indent="false" style:page-number="1" fo:break-before="auto" fo:break-after="auto"/>
      <style:text-properties style:font-name="Inter2"/>
    </style:style>
    <style:style style:name="P22" style:family="paragraph" style:parent-style-name="normal">
      <style:paragraph-properties fo:margin-left="0cm" fo:margin-right="0cm" fo:text-indent="0cm" style:auto-text-indent="false"/>
      <style:text-properties style:font-name="Inter2" officeooo:rsid="0019b9e0" officeooo:paragraph-rsid="00338d28"/>
    </style:style>
    <style:style style:name="P23" style:family="paragraph" style:parent-style-name="normal">
      <style:paragraph-properties fo:margin-left="0cm" fo:margin-right="0cm" fo:text-indent="0cm" style:auto-text-indent="false"/>
      <style:text-properties style:font-name="Inter2" officeooo:rsid="0019b9e0" officeooo:paragraph-rsid="0033cc83"/>
    </style:style>
    <style:style style:name="P24" style:family="paragraph" style:parent-style-name="normal">
      <style:paragraph-properties fo:margin-left="0cm" fo:margin-right="0cm" fo:text-indent="0cm" style:auto-text-indent="false"/>
      <style:text-properties style:font-name="Inter2" officeooo:paragraph-rsid="00285515"/>
    </style:style>
    <style:style style:name="P25" style:family="paragraph" style:parent-style-name="normal">
      <style:paragraph-properties fo:margin-left="0cm" fo:margin-right="0cm" fo:text-indent="0cm" style:auto-text-indent="false"/>
      <style:text-properties style:font-name="Inter2" officeooo:rsid="0014baa3" officeooo:paragraph-rsid="002ce103"/>
    </style:style>
    <style:style style:name="P26" style:family="paragraph" style:parent-style-name="normal">
      <style:paragraph-properties fo:margin-left="0cm" fo:margin-right="0cm" fo:text-indent="0cm" style:auto-text-indent="false"/>
      <style:text-properties style:font-name="Inter2" officeooo:rsid="0014baa3" officeooo:paragraph-rsid="001813c9"/>
    </style:style>
    <style:style style:name="P27" style:family="paragraph" style:parent-style-name="normal">
      <style:paragraph-properties fo:margin-left="0cm" fo:margin-right="0cm" fo:text-indent="0cm" style:auto-text-indent="false"/>
      <style:text-properties style:font-name="Inter2" officeooo:rsid="0014baa3" officeooo:paragraph-rsid="002d5697"/>
    </style:style>
    <style:style style:name="P28" style:family="paragraph" style:parent-style-name="normal">
      <style:paragraph-properties fo:margin-left="0cm" fo:margin-right="0cm" fo:text-indent="0cm" style:auto-text-indent="false"/>
      <style:text-properties style:font-name="Inter2" officeooo:paragraph-rsid="002dd029"/>
    </style:style>
    <style:style style:name="P29" style:family="paragraph" style:parent-style-name="normal">
      <style:paragraph-properties fo:margin-left="0cm" fo:margin-right="0cm" fo:text-indent="0cm" style:auto-text-indent="false"/>
      <style:text-properties fo:color="#000000" loext:opacity="100%" style:font-name="Inter2" officeooo:rsid="002dd029" officeooo:paragraph-rsid="002dd029"/>
    </style:style>
    <style:style style:name="P30" style:family="paragraph" style:parent-style-name="normal">
      <style:paragraph-properties fo:margin-left="0cm" fo:margin-right="0cm" fo:text-indent="0cm" style:auto-text-indent="false"/>
      <style:text-properties fo:color="#000000" loext:opacity="100%" style:font-name="Inter2" officeooo:paragraph-rsid="002dd029"/>
    </style:style>
    <style:style style:name="P31" style:family="paragraph" style:parent-style-name="normal">
      <style:paragraph-properties fo:margin-left="0cm" fo:margin-right="0cm" fo:text-indent="0cm" style:auto-text-indent="false"/>
      <style:text-properties fo:color="#000000" loext:opacity="100%" style:font-name="Inter2" officeooo:paragraph-rsid="002e242a"/>
    </style:style>
    <style:style style:name="P32" style:family="paragraph" style:parent-style-name="normal">
      <style:paragraph-properties fo:margin-left="0cm" fo:margin-right="0cm" fo:text-indent="0cm" style:auto-text-indent="false"/>
      <style:text-properties fo:color="#000000" loext:opacity="100%" style:font-name="Inter2" officeooo:rsid="0031d8d3" officeooo:paragraph-rsid="0031d8d3"/>
    </style:style>
    <style:style style:name="P33" style:family="paragraph" style:parent-style-name="normal">
      <style:paragraph-properties fo:margin-left="0cm" fo:margin-right="0cm" fo:text-indent="0cm" style:auto-text-indent="false"/>
      <style:text-properties fo:color="#000000" loext:opacity="100%" style:font-name="Inter2" officeooo:rsid="0031d8d3" officeooo:paragraph-rsid="00338d28"/>
    </style:style>
    <style:style style:name="P34" style:family="paragraph" style:parent-style-name="normal">
      <style:paragraph-properties fo:margin-left="0cm" fo:margin-right="0cm" fo:text-indent="0cm" style:auto-text-indent="false"/>
      <style:text-properties fo:color="#000000" loext:opacity="100%" style:font-name="Inter2" officeooo:paragraph-rsid="00338d28"/>
    </style:style>
    <style:style style:name="T1" style:family="text">
      <style:text-properties style:font-name="Inter" fo:font-size="10pt" fo:font-weight="bold" style:font-name-asian="Inter3" style:font-size-asian="10pt" style:font-weight-asian="bold" style:font-name-complex="Inter3" style:font-size-complex="10pt"/>
    </style:style>
    <style:style style:name="T2" style:family="text">
      <style:text-properties style:font-name="Inter" fo:font-size="10pt" style:font-name-asian="Inter3" style:font-size-asian="10pt" style:font-name-complex="Inter3" style:font-size-complex="10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4baa3" style:font-weight-asian="bold" style:font-weight-complex="bold"/>
    </style:style>
    <style:style style:name="T6" style:family="text">
      <style:text-properties fo:font-weight="bold" officeooo:rsid="0029e989" style:font-weight-asian="bold" style:font-weight-complex="bold"/>
    </style:style>
    <style:style style:name="T7" style:family="text">
      <style:text-properties fo:color="#666666" loext:opacity="100%" fo:font-style="italic" fo:font-weight="bold" style:font-style-asian="italic" style:font-weight-asian="bold"/>
    </style:style>
    <style:style style:name="T8" style:family="text">
      <style:text-properties fo:color="#666666" loext:opacity="100%" fo:font-style="italic" fo:font-weight="bold" officeooo:rsid="001223f0" style:font-style-asian="italic" style:font-weight-asian="bold"/>
    </style:style>
    <style:style style:name="T9" style:family="text">
      <style:text-properties fo:color="#666666" loext:opacity="100%" fo:font-style="italic" fo:font-weight="bold" officeooo:rsid="001c1f6e" style:font-style-asian="italic" style:font-weight-asian="bold"/>
    </style:style>
    <style:style style:name="T10" style:family="text">
      <style:text-properties fo:color="#666666" loext:opacity="100%" fo:font-style="italic" fo:font-weight="bold" officeooo:rsid="001d2350" style:font-style-asian="italic" style:font-weight-asian="bold"/>
    </style:style>
    <style:style style:name="T11" style:family="text">
      <style:text-properties fo:color="#666666" loext:opacity="100%" fo:font-style="italic" fo:font-weight="bold" officeooo:rsid="001f5453" style:font-style-asian="italic" style:font-weight-asian="bold"/>
    </style:style>
    <style:style style:name="T12" style:family="text">
      <style:text-properties fo:color="#1d1c1d" loext:opacity="100%" fo:font-weight="bold" style:font-weight-asian="bold"/>
    </style:style>
    <style:style style:name="T13" style:family="text">
      <style:text-properties officeooo:rsid="001313d5"/>
    </style:style>
    <style:style style:name="T14" style:family="text">
      <style:text-properties style:font-name="Inter2" officeooo:rsid="001313d5"/>
    </style:style>
    <style:style style:name="T15" style:family="text">
      <style:text-properties style:font-name="Inter2" officeooo:rsid="002548e5"/>
    </style:style>
    <style:style style:name="T16" style:family="text">
      <style:text-properties officeooo:rsid="0014baa3"/>
    </style:style>
    <style:style style:name="T17" style:family="text">
      <style:text-properties officeooo:rsid="0019b9e0"/>
    </style:style>
    <style:style style:name="T18" style:family="text">
      <style:text-properties officeooo:rsid="0026bff6"/>
    </style:style>
    <style:style style:name="T19" style:family="text">
      <style:text-properties fo:color="#ce9178" loext:opacity="100%" style:font-name="Droid Sans Mono" fo:font-size="10.5pt" fo:font-weight="normal" fo:background-color="#1e1e1e" loext:char-shading-value="0"/>
    </style:style>
    <style:style style:name="T20" style:family="text">
      <style:text-properties fo:color="#ce9178" loext:opacity="100%" style:font-name="Droid Sans Mono" fo:font-size="10.5pt" fo:font-weight="normal" officeooo:rsid="0031d8d3" fo:background-color="#1e1e1e" loext:char-shading-value="0"/>
    </style:style>
    <style:style style:name="T21" style:family="text">
      <style:text-properties fo:color="#ffffff" loext:opacity="100%"/>
    </style:style>
    <style:style style:name="T22" style:family="text">
      <style:text-properties fo:color="#ffffff" loext:opacity="100%" officeooo:rsid="0019b9e0"/>
    </style:style>
    <style:style style:name="T23" style:family="text">
      <style:text-properties fo:color="#ffffff" loext:opacity="100%" officeooo:rsid="0026bff6"/>
    </style:style>
    <style:style style:name="T24" style:family="text">
      <style:text-properties fo:color="#ffffff" loext:opacity="100%" officeooo:rsid="00285515"/>
    </style:style>
    <style:style style:name="T25" style:family="text">
      <style:text-properties officeooo:rsid="00285515"/>
    </style:style>
    <style:style style:name="T26" style:family="text">
      <style:text-properties officeooo:rsid="0029e989"/>
    </style:style>
    <style:style style:name="T27" style:family="text">
      <style:text-properties officeooo:rsid="002b04fd"/>
    </style:style>
    <style:style style:name="T28" style:family="text">
      <style:text-properties officeooo:rsid="002ce103"/>
    </style:style>
    <style:style style:name="T29" style:family="text">
      <style:text-properties officeooo:rsid="002d5697"/>
    </style:style>
    <style:style style:name="T30" style:family="text">
      <style:text-properties officeooo:rsid="002d9a2e"/>
    </style:style>
    <style:style style:name="T31" style:family="text">
      <style:text-properties officeooo:rsid="002dd029"/>
    </style:style>
    <style:style style:name="T32" style:family="text">
      <style:text-properties officeooo:rsid="002e242a"/>
    </style:style>
    <style:style style:name="T33" style:family="text">
      <style:text-properties officeooo:rsid="00301d1f"/>
    </style:style>
    <style:style style:name="T34" style:family="text">
      <style:text-properties fo:color="#000000" loext:opacity="100%"/>
    </style:style>
    <style:style style:name="T35" style:family="text">
      <style:text-properties fo:color="#000000" loext:opacity="100%" officeooo:rsid="0031d8d3"/>
    </style:style>
    <style:style style:name="T36" style:family="text">
      <style:text-properties fo:color="#000000" loext:opacity="100%" officeooo:rsid="0026bff6"/>
    </style:style>
    <style:style style:name="T37" style:family="text">
      <style:text-properties fo:color="#000000" loext:opacity="100%" officeooo:rsid="00301d1f"/>
    </style:style>
    <style:style style:name="T38" style:family="text">
      <style:text-properties fo:color="#000000" loext:opacity="100%" officeooo:rsid="0033cc83"/>
    </style:style>
    <style:style style:name="T39" style:family="text">
      <style:text-properties officeooo:rsid="0031d8d3"/>
    </style:style>
    <style:style style:name="T40" style:family="text">
      <style:text-properties officeooo:rsid="0033cc83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19"><text:span text:style-name="T3">PROJEKT:<text:tab/><text:tab/><text:tab/></text:span><text:span text:style-name="T8">{d.</text:span><text:span text:style-name="T11">domain</text:span><text:span text:style-name="T8">} </text:span></text:p>
      <text:p text:style-name="P15"><text:span text:style-name="T3">PROJEKTPARTNER:<text:tab/><text:tab/></text:span><text:span text:style-name="T8">{d.</text:span><text:span text:style-name="T9">customer.</text:span><text:span text:style-name="T8">firstname} {d.</text:span><text:span text:style-name="T10">customer</text:span><text:span text:style-name="T8">.lastname}</text:span><text:span text:style-name="T3"><text:tab/></text:span><text:span text:style-name="T7"> </text:span></text:p>
      <text:p text:style-name="P13"><text:span text:style-name="T12">ZIEL:<text:tab/><text:tab/></text:span><text:tab/><text:tab/><text:tab/></text:p>
      <text:p text:style-name="P14"/>
      <text:p text:style-name="P14"/>
      <text:p text:style-name="Heading_20_2"><text:span text:style-name="T13">{d.</text:span>technical_info.<text:span text:style-name="T13">label}</text:span></text:p>
      <text:p text:style-name="P16"/>
      <text:p text:style-name="P17"><text:span text:style-name="T4">IP Adresse </text:span><text:span text:style-name="T6">|</text:span><text:span text:style-name="T4"> Standort:</text:span> {d.technical_info.<text:span text:style-name="T16">ip</text:span>} <text:span text:style-name="T26">|</text:span> {d.technical_info.<text:span text:style-name="T16">country</text:span>}</text:p>
      <text:p text:style-name="P18"><text:span text:style-name="T5">Webserver:</text:span><text:span text:style-name="T4"> </text:span>{d.technical_info.<text:span text:style-name="T16">server</text:span>}</text:p>
      <text:p text:style-name="P10">DNS:</text:p>
      <text:p text:style-name="P12">SPF:</text:p>
      <text:p text:style-name="P12">DMARC:</text:p>
      <text:p text:style-name="P12">DKIM:</text:p>
      <text:p text:style-name="P12"/>
      <text:p text:style-name="P12">TXT Einträge</text:p>
      <text:p text:style-name="P12"/>
      <table:table table:name="Tabelle1" table:style-name="Tabelle1">
        <table:table-column table:style-name="Tabelle1.A"/>
        <table:table-row table:style-name="TableLine94040742364864">
          <table:table-cell table:style-name="Tabelle1.A1" office:value-type="string">
            <text:p text:style-name="P20">{<text:span text:style-name="T14">{d.technical_info.</text:span><text:span text:style-name="T15">txt</text:span>[i]<text:span text:style-name="T32">[0]</text:span>}</text:p>
          </table:table-cell>
        </table:table-row>
        <table:table-row table:style-name="Tabelle1.2">
          <table:table-cell table:style-name="Tabelle1.A2" office:value-type="string">
            <text:p text:style-name="P20">{<text:span text:style-name="T14">d.technical_info.</text:span><text:span text:style-name="T15">txt</text:span>[i+1]<text:span text:style-name="T32">[0]</text:span>}</text:p>
          </table:table-cell>
        </table:table-row>
      </table:table>
      <text:p text:style-name="P11"/>
      <text:p text:style-name="P9"><text:span text:style-name="T13">{d.wp</text:span>_info.<text:span text:style-name="T13">label}</text:span></text:p>
      <text:p text:style-name="P14"/>
      <text:p text:style-name="P26">Content Management System: <text:span text:style-name="T13">{d.wp</text:span>_info.<text:span text:style-name="T17">system</text:span><text:span text:style-name="T13">}</text:span></text:p>
      <text:p text:style-name="P27"><text:span text:style-name="T29">Login Page</text:span><text:span text:style-name="T17">: </text:span><text:span text:style-name="T13">{</text:span><text:span text:style-name="T18">d.wp_info.</text:span><text:span text:style-name="T30">login_page</text:span><text:span text:style-name="T13">}</text:span><text:span text:style-name="T18"> gesamt</text:span><text:span text:style-name="T22">e</text:span></text:p>
      <text:p text:style-name="P25"><text:span text:style-name="T27">API</text:span><text:span text:style-name="T17">: </text:span><text:span text:style-name="T13">{d.technical_info.</text:span><text:span text:style-name="T28">link</text:span><text:span text:style-name="T13">}</text:span><text:span text:style-name="T18"> gesamt</text:span><text:span text:style-name="T22">esa</text:span></text:p>
      <text:p text:style-name="P31"><text:span text:style-name="T17">Gesamt: </text:span><text:span text:style-name="T18">{d.wp_info.posts.total </text:span><text:span text:style-name="T25">+ </text:span><text:span text:style-name="T18">d.wp_info.pages.total}</text:span></text:p>
      <text:p text:style-name="P29"/>
      <text:p text:style-name="P30"><text:span text:style-name="T17">Beiträge: </text:span><text:span text:style-name="T18">{d.wp_info.posts.</text:span><text:span text:style-name="T33">total</text:span><text:span text:style-name="T18">} gesamt</text:span></text:p>
      <text:p text:style-name="P34"><text:span text:style-name="T39">Erster Beitrag </text:span><text:span text:style-name="T18">{d.wp_info.posts.</text:span><text:span text:style-name="T33">total</text:span><text:span text:style-name="T18">} </text:span><text:span text:style-name="T39">(</text:span><text:span text:style-name="T18">{d.wp_info.posts.</text:span><text:span text:style-name="T39">nwst.</text:span><text:span text:style-name="T19">modified</text:span><text:span text:style-name="T18">}</text:span><text:span text:style-name="T39">)</text:span></text:p>
      <text:p text:style-name="P33">Letzter Beitrag <text:span text:style-name="T18">{d.wp_info.posts.</text:span><text:span text:style-name="T33">total</text:span><text:span text:style-name="T18">} </text:span>(<text:span text:style-name="T18">{d.wp_info.posts.</text:span>oldest. <text:span text:style-name="T19">modified</text:span> <text:span text:style-name="T18">} </text:span>(modifiziert))</text:p>
      <text:p text:style-name="P32"/>
      <text:p text:style-name="P28"><text:soft-page-break/><text:span text:style-name="T22">mt:</text:span></text:p>
      <text:p text:style-name="P22">Seiten: <text:span text:style-name="T18">{d.wp_info.pages.total} gesamt</text:span><text:span text:style-name="T21">es</text:span></text:p>
      <text:p text:style-name="P34"><text:span text:style-name="T39">Erster </text:span><text:span text:style-name="T17">Seite:</text:span><text:span text:style-name="T39"> </text:span><text:span text:style-name="T18">{d.wp_info.posts.</text:span><text:span text:style-name="T33">total</text:span><text:span text:style-name="T18">} </text:span><text:span text:style-name="T39">(</text:span><text:span text:style-name="T18">{d.wp_info.</text:span><text:span text:style-name="T40">pages</text:span><text:span text:style-name="T18">.</text:span><text:span text:style-name="T39">nwst.</text:span><text:span text:style-name="T19">modified</text:span><text:span text:style-name="T18">}</text:span><text:span text:style-name="T39">)</text:span></text:p>
      <text:p text:style-name="P23"><text:span text:style-name="T35">Letzter </text:span><text:span text:style-name="T34">Seite:</text:span><text:span text:style-name="T35"> </text:span><text:span text:style-name="T36">{d.wp_info.posts.</text:span><text:span text:style-name="T37">total</text:span><text:span text:style-name="T36">} </text:span><text:span text:style-name="T35">(</text:span><text:span text:style-name="T36">{d.wp_info.</text:span><text:span text:style-name="T38">pages</text:span><text:span text:style-name="T36">.</text:span><text:span text:style-name="T35">oldest. </text:span><text:span text:style-name="T20">modified</text:span><text:span text:style-name="T35"> </text:span><text:span text:style-name="T36">} </text:span><text:span text:style-name="T35">(modifiziert))</text:span><text:span text:style-name="T21">amt:</text:span>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dobe Blank" svg:font-family="'Adobe Blank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Mono" svg:font-family="'Droid Sans Mono', monospace, monospace, 'Droid Sans Fallback'"/>
    <style:font-face style:name="Ek Mukta" svg:font-family="'Ek Mukta'" style:font-family-generic="system" style:font-pitch="variable"/>
    <style:font-face style:name="Ek Mukta1" svg:font-family="'Ek Mukta'"/>
    <style:font-face style:name="Inter" svg:font-family="Inter" style:font-family-generic="roman" style:font-pitch="variable"/>
    <style:font-face style:name="Inter1" svg:font-family="Inter" style:font-adornments="SemiBold" style:font-pitch="variable"/>
    <style:font-face style:name="Inter2" svg:font-family="Inter" style:font-pitch="variable"/>
    <style:font-face style:name="Inter3" svg:font-family="Inter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Ek Mukta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Ek Mukta1" style:font-family-complex="'Ek Mukta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Ek Mukta1" style:font-family-complex="'Ek Mukta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k Mukta1" style:font-family-complex="'Ek Mukta'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break-before="auto" fo:break-after="auto"/>
    </style:style>
    <style:style style:name="MP2" style:family="paragraph" style:parent-style-name="normal">
      <style:paragraph-properties fo:margin-left="0cm" fo:margin-right="0cm" fo:text-indent="0cm" style:auto-text-indent="false" fo:break-before="auto" fo:break-after="auto"/>
      <style:text-properties fo:font-size="10pt" style:font-size-asian="10pt" style:font-size-complex="10pt"/>
    </style:style>
    <style:style style:name="MP3" style:family="paragraph" style:parent-style-name="normal">
      <style:paragraph-properties fo:margin-left="6.985cm" fo:margin-right="0cm" fo:text-indent="0cm" style:auto-text-indent="false" fo:break-before="auto" fo:break-after="auto"/>
      <style:text-properties style:font-name="Inter" fo:font-size="10pt" fo:font-weight="bold" style:font-name-asian="Inter3" style:font-size-asian="10pt" style:font-weight-asian="bold" style:font-name-complex="Inter3" style:font-size-complex="10pt"/>
    </style:style>
    <style:style style:name="MP4" style:family="paragraph" style:parent-style-name="normal">
      <style:paragraph-properties fo:margin-left="6.985cm" fo:margin-right="0cm" fo:text-indent="0cm" style:auto-text-indent="false"/>
      <style:text-properties style:font-name="Inter" fo:font-size="10pt" fo:font-weight="bold" style:font-name-asian="Inter3" style:font-size-asian="10pt" style:font-weight-asian="bold" style:font-name-complex="Inter3" style:font-size-complex="10pt"/>
    </style:style>
    <style:style style:name="MP5" style:family="paragraph" style:parent-style-name="normal">
      <style:paragraph-properties fo:margin-left="6.985cm" fo:margin-right="0cm" fo:text-indent="0cm" style:auto-text-indent="false"/>
    </style:style>
    <style:style style:name="MP6" style:family="paragraph" style:parent-style-name="normal">
      <style:paragraph-properties fo:margin-left="0cm" fo:margin-right="0cm" fo:text-indent="0cm" style:auto-text-indent="false" fo:break-before="auto" fo:break-after="auto"/>
      <style:text-properties style:font-name="Inter" fo:font-size="10pt" style:font-name-asian="Inter3" style:font-size-asian="10pt" style:font-name-complex="Inter3" style:font-size-complex="10pt"/>
    </style:style>
    <style:style style:name="MP7" style:family="paragraph" style:parent-style-name="normal">
      <style:paragraph-properties fo:margin-left="6.985cm" fo:margin-right="0cm" fo:text-indent="0cm" style:auto-text-indent="false" fo:break-before="auto" fo:break-after="auto"/>
      <style:text-properties style:font-name="Inter" fo:font-size="10pt" style:font-name-asian="Inter3" style:font-size-asian="10pt" style:font-name-complex="Inter3" style:font-size-complex="10pt"/>
    </style:style>
    <style:style style:name="MP8" style:family="paragraph" style:parent-style-name="normal">
      <style:paragraph-properties fo:margin-left="8.89cm" fo:margin-right="0cm" fo:text-indent="0cm" style:auto-text-indent="false" fo:break-before="auto" fo:break-after="auto"/>
      <style:text-properties style:font-name="Inter" fo:font-size="10pt" style:font-name-asian="Inter3" style:font-size-asian="10pt" style:font-name-complex="Inter3" style:font-size-complex="10pt"/>
    </style:style>
    <style:style style:name="MT1" style:family="text">
      <style:text-properties style:font-name="Inter" fo:font-size="10pt" fo:font-weight="bold" style:font-name-asian="Inter3" style:font-size-asian="10pt" style:font-weight-asian="bold" style:font-name-complex="Inter3" style:font-size-complex="10pt"/>
    </style:style>
    <style:style style:name="MT2" style:family="text">
      <style:text-properties style:font-name="Inter" fo:font-size="10pt" style:font-name-asian="Inter3" style:font-size-asian="10pt" style:font-name-complex="Inter3" style:font-size-complex="10pt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.png" text:anchor-type="char" svg:x="10.372cm" svg:y="-0.45cm" svg:width="6.669cm" svg:height="0.885cm" draw:z-index="0"><draw:image xlink:href="Pictures/100000010000068A000000E00F923AFEBD44B2D6.png" xlink:type="simple" xlink:show="embed" xlink:actuate="onLoad" draw:mime-type="image/png"/></draw:frame></text:p>
      </style:header>
    </style:master-page>
    <style:master-page style:name="First_20_Page" style:display-name="First Page" style:page-layout-name="Mpm2" draw:style-name="Mdp1" style:next-style-name="Standard">
      <style:header>
        <text:p text:style-name="MP2"><draw:frame draw:style-name="Mfr2" draw:name="image1.png" text:anchor-type="char" svg:x="6.985cm" svg:y="-0.132cm" svg:width="9.855cm" svg:height="1.311cm" draw:z-index="1"><draw:image xlink:href="Pictures/100000010000068A000000E00F923AFEBD44B2D6.png" xlink:type="simple" xlink:show="embed" xlink:actuate="onLoad" draw:mime-type="image/png"/></draw:frame></text:p>
        <text:p text:style-name="MP2"/>
        <text:p text:style-name="MP3"/>
        <text:p text:style-name="MP4"/>
        <text:p text:style-name="MP5"><text:span text:style-name="MT1">Sebastian Weiß <text:tab/></text:span><text:span text:style-name="MT2"> Entwicklung, Medienmanagement<text:line-break/></text:span><text:span text:style-name="MT1">Joel Burghardt<text:tab/> </text:span><text:span text:style-name="MT2">Projektmanagement, SEO</text:span></text:p>
        <text:p text:style-name="MP6"/>
        <text:p text:style-name="MP7">agentur@lightweb-media.de</text:p>
        <text:p text:style-name="MP7">www.lightweb-media.de</text:p>
        <text:p text:style-name="MP8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dc:date>2021-12-02T23:00:12.398936684</dc:date>
    <meta:editing-duration>PT9H49M49S</meta:editing-duration>
    <meta:editing-cycles>29</meta:editing-cycles>
    <meta:document-statistic meta:table-count="1" meta:image-count="2" meta:object-count="0" meta:page-count="2" meta:paragraph-count="28" meta:word-count="79" meta:character-count="1057" meta:non-whitespace-character-count="992"/>
  </office:meta>
</office:document-meta>
</file>